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14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4.946cm"/>
    </style:style>
    <style:style style:name="co7" style:family="table-column">
      <style:table-column-properties fo:break-before="auto" style:column-width="22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107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Purpos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Diametral magnet 6x1 mm </text:p>
          </table:table-cell>
          <table:table-cell office:value-type="float" office:value="1" calcext:value-type="float">
            <text:p>1</text:p>
          </table:table-cell>
          <table:table-cell table:formula="of:=3.06/10" office:value-type="currency" office:currency="EUR" office:value="0.306" calcext:value-type="currency">
            <text:p>0,31 €</text:p>
          </table:table-cell>
          <table:table-cell table:formula="of:=[.B3]*[.C3]" office:value-type="currency" office:currency="EUR" office:value="0.306" calcext:value-type="currency">
            <text:p>0,31 €</text:p>
          </table:table-cell>
          <table:table-cell office:value-type="string" calcext:value-type="string">
            <text:p>Draw-Wire-Sensor</text:p>
          </table:table-cell>
          <table:table-cell/>
          <table:table-cell office:value-type="string" calcext:value-type="string">
            <text:p><text:span text:style-name="T2"><text:a xlink:href="https://www.amazon.de/Diametral-Magnetisierter-Neodym-Handwerk-Modellherstellung/dp/B003MWBZ2U" xlink:type="simple">https://www.amazon.de/Diametral-Magnetisierter-Neodym-Handwerk-Modellherstellung/dp/B003MWBZ2U</text:a></text:span>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[.C4]*[.B4]" office:value-type="currency" office:currency="EUR" office:value="0.5" calcext:value-type="currency">
            <text:p>0,50 €</text:p>
          </table:table-cell>
          <table:table-cell table:style-name="Default" office:value-type="string" calcext:value-type="string">
            <text:p>Draw-Wire-Sen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 bearing 688-2RS</text:p>
          </table:table-cell>
          <table:table-cell office:value-type="float" office:value="2" calcext:value-type="float">
            <text:p>2</text:p>
          </table:table-cell>
          <table:table-cell table:formula="of:=6.69/10" office:value-type="currency" office:currency="EUR" office:value="0.669" calcext:value-type="currency">
            <text:p>0,67 €</text:p>
          </table:table-cell>
          <table:table-cell table:formula="of:=[.B5]*[.C5]" office:value-type="currency" office:currency="EUR" office:value="1.338" calcext:value-type="currency">
            <text:p>1,34 €</text:p>
          </table:table-cell>
          <table:table-cell office:value-type="string" calcext:value-type="string">
            <text:p>Draw-Wire-Sensor</text:p>
          </table:table-cell>
          <table:table-cell office:value-type="string" calcext:value-type="string">
            <text:p>8x16x5 mm</text:p>
          </table:table-cell>
          <table:table-cell office:value-type="string" calcext:value-type="string">
            <text:p><text:a xlink:href="https://www.amazon.de/688-2RS-Kugellager-Miniatur-Rillenkugellager-Doppeltes-Versiegeltes/dp/B07D3KB99Q" xlink:type="simple">https://www.amazon.de/688-2RS-Kugellager-Miniatur-Rillenkugellager-Doppeltes-Versiegeltes/dp/B07D3KB99Q</text:a></text:p>
          </table:table-cell>
        </table:table-row>
        <table:table-row table:style-name="ro1">
          <table:table-cell office:value-type="string" calcext:value-type="string">
            <text:p>Metal rod 2 mm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6]*[.B6]" office:value-type="currency" office:currency="EUR" office:value="0.4" calcext:value-type="currency">
            <text:p>0,40 €</text:p>
          </table:table-cell>
          <table:table-cell table:style-name="Default" office:value-type="string" calcext:value-type="string">
            <text:p>Draw-Wire-Sensor</text:p>
          </table:table-cell>
          <table:table-cell office:value-type="string" calcext:value-type="string">
            <text:p>bicycle spoke, 12 mm, 2x8 mm</text:p>
          </table:table-cell>
          <table:table-cell/>
        </table:table-row>
        <table:table-row table:style-name="ro1">
          <table:table-cell office:value-type="string" calcext:value-type="string">
            <text:p>Steel cord 0,5 mm</text:p>
          </table:table-cell>
          <table:table-cell office:value-type="float" office:value="1" calcext:value-type="float">
            <text:p>1</text:p>
          </table:table-cell>
          <table:table-cell table:formula="of:=7.03/20" office:value-type="currency" office:currency="EUR" office:value="0.3515" calcext:value-type="currency">
            <text:p>0,35 €</text:p>
          </table:table-cell>
          <table:table-cell table:formula="of:=[.B7]*[.C7]" office:value-type="currency" office:currency="EUR" office:value="0.3515" calcext:value-type="currency">
            <text:p>0,35 €</text:p>
          </table:table-cell>
          <table:table-cell office:value-type="string" calcext:value-type="string">
            <text:p>Draw-Wire-Sensor</text:p>
          </table:table-cell>
          <table:table-cell office:value-type="string" calcext:value-type="string">
            <text:p>50 cm</text:p>
          </table:table-cell>
          <table:table-cell office:value-type="string" calcext:value-type="string">
            <text:p><text:a xlink:href="https://www.amazon.de/Angelschnur-Drahtführer-Edelstahl-Crimps-Ärmeln/dp/B07B4CJXRN" xlink:type="simple">https://www.amazon.de/Angelschnur-Drahtf%C3%BChrer-Edelstahl-Crimps-%C3%84rmeln/dp/B07B4CJXRN</text:a></text:p>
          </table:table-cell>
        </table:table-row>
        <table:table-row table:style-name="ro1">
          <table:table-cell office:value-type="string" calcext:value-type="string">
            <text:p>3D-print draw wire sensor</text:p>
          </table:table-cell>
          <table:table-cell office:value-type="float" office:value="1" calcext:value-type="float">
            <text:p>1</text:p>
          </table:table-cell>
          <table:table-cell table:formula="of:=26*(32.5/750) + 2*0.2" office:value-type="currency" office:currency="EUR" office:value="1.52666666666667" calcext:value-type="currency">
            <text:p>1,53 €</text:p>
          </table:table-cell>
          <table:table-cell table:formula="of:=[.C8]*[.B8]" office:value-type="currency" office:currency="EUR" office:value="1.52666666666667" calcext:value-type="currency">
            <text:p>1,53 €</text:p>
          </table:table-cell>
          <table:table-cell office:value-type="string" calcext:value-type="string">
            <text:p>Draw-Wire-Sensor</text:p>
          </table:table-cell>
          <table:table-cell office:value-type="string" calcext:value-type="string">
            <text:p>32,5 g</text:p>
          </table:table-cell>
          <table:table-cell/>
        </table:table-row>
        <table:table-row table:style-name="ro1">
          <table:table-cell office:value-type="string" calcext:value-type="string">
            <text:p>EPDM sealing cord 2 mm</text:p>
          </table:table-cell>
          <table:table-cell office:value-type="float" office:value="1" calcext:value-type="float">
            <text:p>1</text:p>
          </table:table-cell>
          <table:table-cell table:formula="of:=6.49/13" office:value-type="currency" office:currency="EUR" office:value="0.499230769230769" calcext:value-type="currency">
            <text:p>0,50 €</text:p>
          </table:table-cell>
          <table:table-cell table:formula="of:=[.B9]*[.C9]" office:value-type="currency" office:currency="EUR" office:value="0.499230769230769" calcext:value-type="currency">
            <text:p>0,50 €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254 mm </text:p>
          </table:table-cell>
          <table:table-cell office:value-type="string" calcext:value-type="string">
            <text:p><text:a xlink:href="https://www.amazon.de/sourcing-map-Wetterdichtung-Schaumstoffschläuche-Heimdichtung/dp/B0BKGNSDWJ" xlink:type="simple">https://www.amazon.de/sourcing-map-Wetterdichtung-Schaumstoffschl%C3%A4uche-Heimdichtung/dp/B0BKGNSDWJ</text:a></text:p>
          </table:table-cell>
        </table:table-row>
        <table:table-row table:style-name="ro1">
          <table:table-cell office:value-type="string" calcext:value-type="string">
            <text:p>M3x6 screws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C10]*[.B10]" office:value-type="currency" office:currency="EUR" office:value="0.16" calcext:value-type="currency">
            <text:p>0,16 €</text:p>
          </table:table-cell>
          <table:table-cell table:style-name="Default" office:value-type="string" calcext:value-type="string">
            <text:p>Enclosure</text:p>
          </table:table-cell>
          <table:table-cell/>
          <table:table-cell office:value-type="string" calcext:value-type="string">
            <text:p><text:a xlink:href="https://www.schraubenhandel24.de/schrauben/gewindeschrauben/zylinderschrauben/din-912/din-912-zylinderschrauben-isk-edelstahl-a4/din-912-zylinderschrauben-edelstahl-a4-m3x6-100st" xlink:type="simple">https://www.schraubenhandel24.de/schrauben/gewindeschrauben/zylinderschrauben/din-912/din-912-zylinderschrauben-isk-edelstahl-a4/din-912-zylinderschrauben-edelstahl-a4-m3x6-100st</text:a></text:p>
          </table:table-cell>
        </table:table-row>
        <table:table-row table:style-name="ro1">
          <table:table-cell office:value-type="string" calcext:value-type="string">
            <text:p>Rubber gas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11]*[.C11]" office:value-type="currency" office:currency="EUR" office:value="0.1" calcext:value-type="currency">
            <text:p>0,10 €</text:p>
          </table:table-cell>
          <table:table-cell office:value-type="string" calcext:value-type="string">
            <text:p>Enclosure</text:p>
          </table:table-cell>
          <table:table-cell/>
          <table:table-cell office:value-type="string" calcext:value-type="string">
            <text:p><text:a xlink:href="https://www.amazon.de/KUBOWAI-Gummi-Kabeltüllen-Set-Gummitüllen-Set-Steckertülle-Kabelverbindern/dp/B0C1CL8B8S" xlink:type="simple">https://www.amazon.de/KUBOWAI-Gummi-Kabelt%C3%BCllen-Set-Gummit%C3%BCllen-Set-Steckert%C3%BClle-Kabelverbindern/dp/B0C1CL8B8S</text:a></text:p>
          </table:table-cell>
        </table:table-row>
        <table:table-row table:style-name="ro1">
          <table:table-cell office:value-type="string" calcext:value-type="string">
            <text:p>M3 short inserts</text:p>
          </table:table-cell>
          <table:table-cell office:value-type="float" office:value="8" calcext:value-type="float">
            <text:p>8</text:p>
          </table:table-cell>
          <table:table-cell table:formula="of:=7.37/100" office:value-type="currency" office:currency="EUR" office:value="0.0737" calcext:value-type="currency">
            <text:p>0,07 €</text:p>
          </table:table-cell>
          <table:table-cell table:formula="of:=[.B12]*[.C12]" office:value-type="currency" office:currency="EUR" office:value="0.5896" calcext:value-type="currency">
            <text:p>0,59 €</text:p>
          </table:table-cell>
          <table:table-cell office:value-type="string" calcext:value-type="string">
            <text:p>Enclosure</text:p>
          </table:table-cell>
          <table:table-cell/>
          <table:table-cell office:value-type="string" calcext:value-type="string">
            <text:p><text:a xlink:href="https://www.amazon.de/3D-Druck-Messing-Muttern-M3-Gewindeeinsatz-Messingmuttern-Gewindeeinsatz-Einpressmutter-Automobil-Kunststoffschale/dp/B0BTYF2MMD?nsdOptOutParam=true" xlink:type="simple">https://www.amazon.de/3D-Druck-Messing-Muttern-M3-Gewindeeinsatz-Messingmuttern-Gewindeeinsatz-Einpressmutter-Automobil-Kunststoffschale/dp/B0BTYF2MMD?nsdOptOutParam=true</text:a></text:p>
          </table:table-cell>
        </table:table-row>
        <table:table-row table:style-name="ro1">
          <table:table-cell office:value-type="string" calcext:value-type="string">
            <text:p>M4 short inserts</text:p>
          </table:table-cell>
          <table:table-cell office:value-type="float" office:value="4" calcext:value-type="float">
            <text:p>4</text:p>
          </table:table-cell>
          <table:table-cell table:formula="of:=9.56/50" office:value-type="currency" office:currency="EUR" office:value="0.1912" calcext:value-type="currency">
            <text:p>0,19 €</text:p>
          </table:table-cell>
          <table:table-cell table:formula="of:=[.B13]*[.C13]" office:value-type="currency" office:currency="EUR" office:value="0.7648" calcext:value-type="currency">
            <text:p>0,76 €</text:p>
          </table:table-cell>
          <table:table-cell office:value-type="string" calcext:value-type="string">
            <text:p>Enclosure</text:p>
          </table:table-cell>
          <table:table-cell/>
          <table:table-cell office:value-type="string" calcext:value-type="string">
            <text:p><text:a xlink:href="https://www.amazon.de/Gewindeeinsatz-Gewindebuchsen-Einpressmutter-Kunststoffteile-Ultraschall/dp/B09MTTC7S9?nsdOptOutParam=true" xlink:type="simple">https://www.amazon.de/Gewindeeinsatz-Gewindebuchsen-Einpressmutter-Kunststoffteile-Ultraschall/dp/B09MTTC7S9?nsdOptOutParam=true</text:a></text:p>
          </table:table-cell>
        </table:table-row>
        <table:table-row table:style-name="ro1">
          <table:table-cell office:value-type="string" calcext:value-type="string">
            <text:p>M4x30 screw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14]*[.B14]" office:value-type="currency" office:currency="EUR" office:value="0.4" calcext:value-type="currency">
            <text:p>0,40 €</text:p>
          </table:table-cell>
          <table:table-cell table:style-name="Default" office:value-type="string" calcext:value-type="string">
            <text:p>Enclosure</text:p>
          </table:table-cell>
          <table:table-cell/>
          <table:table-cell office:value-type="string" calcext:value-type="string">
            <text:p><text:a xlink:href="https://www.schraubenhandel24.de/schrauben/gewindeschrauben/zylinderschrauben/din-912/din-912-zylinderschrauben-isk-stahl-8-8-verzinkt/din-912-zylinderschrauben-stahl-8-8-verzinkt-m4x30-100st" xlink:type="simple">https://www.schraubenhandel24.de/schrauben/gewindeschrauben/zylinderschrauben/din-912/din-912-zylinderschrauben-isk-stahl-8-8-verzinkt/din-912-zylinderschrauben-stahl-8-8-verzinkt-m4x30-100st</text:a></text:p>
          </table:table-cell>
        </table:table-row>
        <table:table-row table:style-name="ro1">
          <table:table-cell office:value-type="string" calcext:value-type="string">
            <text:p>Acrylic lid 2 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C15]*[.B15]" office:value-type="currency" office:currency="EUR" office:value="2" calcext:value-type="currency">
            <text:p>2,00 €</text:p>
          </table:table-cell>
          <table:table-cell table:style-name="Default" office:value-type="string" calcext:value-type="string">
            <text:p>Enclo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icone greas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16]*[.B16]" office:value-type="currency" office:currency="EUR" office:value="0.1" calcext:value-type="currency">
            <text:p>0,10 €</text:p>
          </table:table-cell>
          <table:table-cell table:style-name="Default" office:value-type="string" calcext:value-type="string">
            <text:p>Enclo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-print enclosure</text:p>
          </table:table-cell>
          <table:table-cell office:value-type="float" office:value="1" calcext:value-type="float">
            <text:p>1</text:p>
          </table:table-cell>
          <table:table-cell table:formula="of:=26*(67/750) + 8*0.2" office:value-type="currency" office:currency="EUR" office:value="3.92266666666667" calcext:value-type="currency">
            <text:p>3,92 €</text:p>
          </table:table-cell>
          <table:table-cell table:formula="of:=[.C17]*[.B17]" office:value-type="currency" office:currency="EUR" office:value="3.92266666666667" calcext:value-type="currency">
            <text:p>3,92 €</text:p>
          </table:table-cell>
          <table:table-cell table:style-name="Default" office:value-type="string" calcext:value-type="string">
            <text:p>Enclosure</text:p>
          </table:table-cell>
          <table:table-cell office:value-type="string" calcext:value-type="string">
            <text:p>67 g</text:p>
          </table:table-cell>
          <table:table-cell/>
        </table:table-row>
        <table:table-row table:style-name="ro1">
          <table:table-cell office:value-type="string" calcext:value-type="string">
            <text:p>AS56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38" calcext:value-type="currency">
            <text:p>2,38 €</text:p>
          </table:table-cell>
          <table:table-cell table:formula="of:=[.B18]*[.C18]" office:value-type="currency" office:currency="EUR" office:value="2.38" calcext:value-type="currency">
            <text:p>2,38 €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<text:a xlink:href="https://www.mouser.at/ProductDetail/ams-OSRAM/AS5600-ASOM?qs=KTMMzrZdriG6aU1h9lJCUQ%3D%3D" xlink:type="simple">https://www.mouser.at/ProductDetail/ams-OSRAM/AS5600-ASOM?qs=KTMMzrZdriG6aU1h9lJCUQ%3D%3D</text:a></text:p>
          </table:table-cell>
        </table:table-row>
        <table:table-row table:style-name="ro1">
          <table:table-cell office:value-type="string" calcext:value-type="string">
            <text:p>C 100nF 0603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19]*[.C19]" office:value-type="currency" office:currency="EUR" office:value="0.3" calcext:value-type="currency">
            <text:p>0,30 €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<text:a xlink:href="https://www.mouser.at/ProductDetail/KYOCERA-AVX/0603ZG104ZAT2A?qs=XWDBCzcA0Tke70DI9cEVbA%3D%3D" xlink:type="simple">https://www.mouser.at/ProductDetail/KYOCERA-AVX/0603ZG104ZAT2A?qs=XWDBCzcA0Tke70DI9cEVbA%3D%3D</text:a></text:p>
          </table:table-cell>
        </table:table-row>
        <table:table-row table:style-name="ro1">
          <table:table-cell office:value-type="string" calcext:value-type="string">
            <text:p>JST PH B2B 2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34" calcext:value-type="currency">
            <text:p>0,13 €</text:p>
          </table:table-cell>
          <table:table-cell table:formula="of:=[.B20]*[.C20]" office:value-type="currency" office:currency="EUR" office:value="0.134" calcext:value-type="currency">
            <text:p>0,13 €</text:p>
          </table:table-cell>
          <table:table-cell table:style-name="Default" office:value-type="string" calcext:value-type="string">
            <text:p>PCB</text:p>
          </table:table-cell>
          <table:table-cell/>
          <table:table-cell office:value-type="string" calcext:value-type="string">
            <text:p><text:a xlink:href="https://www.digikey.at/de/products/detail/jst-sales-america-inc/B2B-PH-K-S/926611#" xlink:type="simple">https://www.digikey.at/de/products/detail/jst-sales-america-inc/B2B-PH-K-S/926611#</text:a></text:p>
          </table:table-cell>
        </table:table-row>
        <table:table-row table:style-name="ro1">
          <table:table-cell office:value-type="string" calcext:value-type="string">
            <text:p>MCP980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1,30 €</text:p>
          </table:table-cell>
          <table:table-cell table:formula="of:=[.B21]*[.C21]" office:value-type="currency" office:currency="EUR" office:value="1.3" calcext:value-type="currency">
            <text:p>1,30 €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<text:a xlink:href="https://www.mouser.at/ProductDetail/Microchip-Technology/MCP9808T-E-MS?qs=fgHA1UgJI8BYolGts7svKQ%3D%3D" xlink:type="simple">https://www.mouser.at/ProductDetail/Microchip-Technology/MCP9808T-E-MS?qs=fgHA1UgJI8BYolGts7svKQ%3D%3D</text:a></text:p>
          </table:table-cell>
        </table:table-row>
        <table:table-row table:style-name="ro1">
          <table:table-cell office:value-type="string" calcext:value-type="string">
            <text:p>Picoblade 53047-0210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13" calcext:value-type="currency">
            <text:p>0,11 €</text:p>
          </table:table-cell>
          <table:table-cell table:formula="of:=[.B22]*[.C22]" office:value-type="currency" office:currency="EUR" office:value="0.113" calcext:value-type="currency">
            <text:p>0,11 €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<text:a xlink:href="https://www.mouser.at/ProductDetail/Molex/53047-0210?qs=M5Ic86%252BuP8b8FQrTwriyOw%3D%3D" xlink:type="simple">https://www.mouser.at/ProductDetail/Molex/53047-0210?qs=M5Ic86%252BuP8b8FQrTwriyOw%3D%3D</text:a></text:p>
          </table:table-cell>
        </table:table-row>
        <table:table-row table:style-name="ro1">
          <table:table-cell office:value-type="string" calcext:value-type="string">
            <text:p>Pinheader 4 pins</text:p>
          </table:table-cell>
          <table:table-cell office:value-type="float" office:value="1" calcext:value-type="float">
            <text:p>1</text:p>
          </table:table-cell>
          <table:table-cell table:formula="of:=7.37/10" office:value-type="currency" office:currency="EUR" office:value="0.737" calcext:value-type="currency">
            <text:p>0,74 €</text:p>
          </table:table-cell>
          <table:table-cell table:formula="of:=[.B23]*[.C23]" office:value-type="currency" office:currency="EUR" office:value="0.737" calcext:value-type="currency">
            <text:p>0,74 €</text:p>
          </table:table-cell>
          <table:table-cell table:style-name="Default" office:value-type="string" calcext:value-type="string">
            <text:p>PCB</text:p>
          </table:table-cell>
          <table:table-cell/>
          <table:table-cell office:value-type="string" calcext:value-type="string">
            <text:p><text:a xlink:href="https://www.amazon.de/IZOKEE-Männlich-Stiftleiste-Buchsenleiste-Lochrasterplatine/dp/B07DBY753C" xlink:type="simple">https://www.amazon.de/IZOKEE-M%C3%A4nnlich-Stiftleiste-Buchsenleiste-Lochrasterplatine/dp/B07DBY753C</text:a></text:p>
          </table:table-cell>
        </table:table-row>
        <table:table-row table:style-name="ro1">
          <table:table-cell office:value-type="string" calcext:value-type="string">
            <text:p><text:span text:style-name="T1">R 0603 </text:span>4k7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93" calcext:value-type="currency">
            <text:p>0,09 €</text:p>
          </table:table-cell>
          <table:table-cell table:formula="of:=[.B24]*[.C24]" office:value-type="currency" office:currency="EUR" office:value="0.186" calcext:value-type="currency">
            <text:p>0,19 €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<text:a xlink:href="https://www.mouser.at/ProductDetail/Vishay-Dale/CRCW06034K70FKEAC?qs=E3Y5ESvWgWMdaA4%252BnoVN0A%3D%3D" xlink:type="simple">https://www.mouser.at/ProductDetail/Vishay-Dale/CRCW06034K70FKEAC?qs=E3Y5ESvWgWMdaA4%252BnoVN0A%3D%3D</text:a></text:p>
          </table:table-cell>
        </table:table-row>
        <table:table-row table:style-name="ro1">
          <table:table-cell office:value-type="string" calcext:value-type="string">
            <text:p>SKRKAEE020 Butto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B25]*[.C25]" office:value-type="currency" office:currency="EUR" office:value="0.4" calcext:value-type="currency">
            <text:p>0,40 €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<text:a xlink:href="https://www.mouser.at/ProductDetail/Alps-Alpine/SKRKAEE020?qs=MrosSN5%252BUQW89XjXIp8Ugw%3D%3D" xlink:type="simple">https://www.mouser.at/ProductDetail/Alps-Alpine/SKRKAEE020?qs=MrosSN5%252BUQW89XjXIp8Ugw%3D%3D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formula="of:=1"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6]*[.C26]" office:value-type="currency" office:currency="EUR" office:value="0.65" calcext:value-type="currency">
            <text:p>0,65 €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/>
        </table:table-row>
        <table:table-row table:style-name="ro1">
          <table:table-cell office:value-type="string" calcext:value-type="string">
            <text:p>Helltec Wifi LoRa V3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EUR" office:value="24.25" calcext:value-type="currency">
            <text:p>24,25 €</text:p>
          </table:table-cell>
          <table:table-cell table:style-name="ce2" table:formula="of:=[.C27]*[.B27]" office:value-type="currency" office:currency="EUR" office:value="24.25" calcext:value-type="currency">
            <text:p>24,25 €</text:p>
          </table:table-cell>
          <table:table-cell table:style-name="Default"/>
          <table:table-cell/>
          <table:table-cell office:value-type="string" calcext:value-type="string">
            <text:p><text:a xlink:href="https://www.amazon.de/APKLVSR-Entwicklungsplatine-Entwicklungsboard-Dual-Core-Bluetooth/dp/B0CKRGVLK4?nsdOptOutParam=true" xlink:type="simple">https://www.amazon.de/APKLVSR-Entwicklungsplatine-Entwicklungsboard-Dual-Core-Bluetooth/dp/B0CKRGVLK4?nsdOptOutParam=true</text:a></text:p>
          </table:table-cell>
        </table:table-row>
        <table:table-row table:style-name="ro1">
          <table:table-cell office:value-type="string" calcext:value-type="string">
            <text:p>LiPo 2000 mA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75" calcext:value-type="currency">
            <text:p>6,75 €</text:p>
          </table:table-cell>
          <table:table-cell table:formula="of:=[.B28]*[.C28]" office:value-type="currency" office:currency="EUR" office:value="6.75" calcext:value-type="currency">
            <text:p>6,75 €</text:p>
          </table:table-cell>
          <table:table-cell table:number-columns-repeated="2"/>
          <table:table-cell office:value-type="string" calcext:value-type="string">
            <text:p><text:a xlink:href="https://www.amazon.de/Seamuing-Schutzplatine-Isolierband-1-25-Stecker-ESP32-Entwicklungsplatine/dp/B08TQSC5G9" xlink:type="simple">https://www.amazon.de/Seamuing-Schutzplatine-Isolierband-1-25-Stecker-ESP32-Entwicklungsplatine/dp/B08TQSC5G9</text:a></text:p>
          </table:table-cell>
        </table:table-row>
        <table:table-row table:style-name="ro1">
          <table:table-cell office:value-type="string" calcext:value-type="string">
            <text:p>SHT45 external tem/hum sensor</text:p>
          </table:table-cell>
          <table:table-cell office:value-type="float" office:value="1" calcext:value-type="float">
            <text:p>1</text:p>
          </table:table-cell>
          <table:table-cell table:formula="of:= 4.27+0.65" office:value-type="currency" office:currency="EUR" office:value="4.92" calcext:value-type="currency">
            <text:p>4,92 €</text:p>
          </table:table-cell>
          <table:table-cell table:formula="of:=[.B29]*[.C29]" office:value-type="currency" office:currency="EUR" office:value="4.92" calcext:value-type="currency">
            <text:p>4,92 €</text:p>
          </table:table-cell>
          <table:table-cell table:number-columns-repeated="2"/>
          <table:table-cell office:value-type="string" calcext:value-type="string">
            <text:p><text:a xlink:href="https://www.mouser.at/ProductDetail/Adafruit/5665?qs=mELouGlnn3dyBBHYyvKU4A%3D%3D" xlink:type="simple">https://www.mouser.at/ProductDetail/Adafruit/5665?qs=mELouGlnn3dyBBHYyvKU4A%3D%3D</text:a></text:p>
          </table:table-cell>
        </table:table-row>
        <table:table-row table:style-name="ro1">
          <table:table-cell office:value-type="string" calcext:value-type="string">
            <text:p>Cable for external sens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EUR" office:value="0.2" calcext:value-type="currency">
            <text:p>0,20 €</text:p>
          </table:table-cell>
          <table:table-cell table:style-name="Default"/>
          <table:table-cell office:value-type="string" calcext:value-type="string">
            <text:p>80 mm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um;</text:p>
          </table:table-cell>
          <table:table-cell table:formula="of:=SUM([.D3:.D29])" office:value-type="currency" office:currency="EUR" office:value="55.0784641025641" calcext:value-type="currency">
            <text:p>55,08 €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Tabelle1.A2:Tabelle1.G29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3" number:min-decimal-places="13"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9:46:05.571781184</meta:creation-date>
    <dc:date>2025-03-25T23:19:12.951273734</dc:date>
    <meta:editing-duration>PT1H54M18S</meta:editing-duration>
    <meta:editing-cycles>7</meta:editing-cycles>
    <meta:generator>LibreOffice/7.3.7.2$Linux_X86_64 LibreOffice_project/30$Build-2</meta:generator>
    <meta:document-statistic meta:table-count="1" meta:cell-count="173" meta:object-count="0"/>
  </office:meta>
</office:document-meta>
</file>